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C000000F38E25BF6659DE237E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9.197cm" svg:height="11.84cm" svg:x="0.502cm" svg:y="0.5cm">
          <draw:image xlink:href="Pictures/10000001000000BC000000F38E25BF6659DE237E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0.2cm" fo:page-height="12.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40:14.942269378</dc:date>
    <meta:editing-duration>PT19H30M8S</meta:editing-duration>
    <meta:editing-cycles>33</meta:editing-cycles>
    <meta:generator>LibreOffice/7.4.1.2$Linux_X86_64 LibreOffice_project/40$Build-2</meta:generator>
    <meta:document-statistic meta:object-count="1"/>
  </office:meta>
</office:document-meta>
</file>